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39"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0" style:family="paragraph" style:parent-style-name="Standard">
      <style:text-properties style:font-name="Courier 10 Pitch" fo:font-style="normal" officeooo:rsid="001395a6" officeooo:paragraph-rsid="001395a6" style:font-style-asian="normal" style:font-style-complex="normal"/>
    </style:style>
    <style:style style:name="P41" style:family="paragraph" style:parent-style-name="Standard">
      <style:text-properties style:font-name="Courier 10 Pitch" fo:font-style="normal" officeooo:rsid="00311c85" officeooo:paragraph-rsid="00311c85" style:font-style-asian="normal" style:font-style-complex="normal"/>
    </style:style>
    <style:style style:name="P42" style:family="paragraph" style:parent-style-name="Standard">
      <style:text-properties style:font-name="Courier 10 Pitch" fo:font-style="normal" officeooo:rsid="00378f83" officeooo:paragraph-rsid="00378f83" style:font-style-asian="normal" style:font-style-complex="normal"/>
    </style:style>
    <style:style style:name="P43"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5"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6"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5" style:family="paragraph" style:parent-style-name="Standard">
      <style:text-properties officeooo:rsid="001b0835" officeooo:paragraph-rsid="001b0835"/>
    </style:style>
    <style:style style:name="P56" style:family="paragraph" style:parent-style-name="Standard">
      <style:text-properties officeooo:rsid="00101028" officeooo:paragraph-rsid="001b0835"/>
    </style:style>
    <style:style style:name="P57" style:family="paragraph" style:parent-style-name="Standard">
      <style:text-properties officeooo:rsid="0011b78d" officeooo:paragraph-rsid="003fa6f9"/>
    </style:style>
    <style:style style:name="P58" style:family="paragraph" style:parent-style-name="Standard">
      <style:text-properties officeooo:rsid="0011b78d" officeooo:paragraph-rsid="0061eb56"/>
    </style:style>
    <style:style style:name="P5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6d34c1"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6">When using the mouse the left button is mostly used. The right button often does a slight variation of the same thing. The <text:span text:style-name="T46">scroll wheel can be used for fine control, but otherwise the </text:span>middle button isn’t much used. Like many programs, Yoshimi has multiple routes to get to most major functions, but we will only <text:span text:style-name="T46">describe</text:span> the easiest ones here.</text:p>
      <text:p text:style-name="P2"/>
      <text:p text:style-name="P55">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5">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7"><text:span text:style-name="T10">At this point you will probably want to connect to a real MIDI keyboard </text:span><text:span text:style-name="T14">(or other source of MIDI).</text:span></text:p>
      <text:p text:style-name="P32"/>
      <text:p text:style-name="P58"><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0"><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4">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46"/>
      <text:p text:style-name="P46"><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7">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0">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8">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2"><text:tab/>/usr/share/yoshimi </text:p>
      <text:p text:style-name="P42"><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3"><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49">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1">State</text:p>
      <text:p text:style-name="P23"/>
      <text:p text:style-name="P24">The entire state of Yoshimi can also be saved. This includes all of the above, along with all your settings preferences. <text:span text:style-name="T43">By default it will be saved in:</text:span></text:p>
      <text:p text:style-name="P41"><text:tab/>/home/{user}/.config/yoshimi/yoshimi.state</text:p>
      <text:p text:style-name="P41"/>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2">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text:soft-page-break/>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3">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3">Further Information</text:p>
      <text:p text:style-name="P36"/>
      <text:p text:style-name="P36">One of the following locations will give you a lot of detailed information, mostly in the form of plain text files:</text:p>
      <text:p text:style-name="P43"><text:tab/>/usr/share/doc/yoshimi</text:p>
      <text:p text:style-name="P43"><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8">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38"/>
      <text:p text:style-name="P39">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39"/>
      <text:p text:style-name="P39"/>
      <text:p text:style-name="P36"/>
      <text:p text:style-name="P59">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12-17T09:46:29.246000234</dc:date>
    <meta:editing-duration>PT4H3M43S</meta:editing-duration>
    <meta:editing-cycles>75</meta:editing-cycles>
    <meta:generator>LibreOffice/5.2.4.1$Linux_X86_64 LibreOffice_project/20m0$Build-1</meta:generator>
    <meta:document-statistic meta:table-count="0" meta:image-count="0" meta:object-count="0" meta:page-count="5" meta:paragraph-count="78" meta:word-count="2427" meta:character-count="13588" meta:non-whitespace-character-count="11215"/>
  </office:meta>
</office:document-meta>
</file>